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FFFFFFFFFFFFFFF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0066ff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66ccff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66ff"/>
      <style:paragraph-properties fo:text-align="center"/>
    </style:style>
    <style:style style:name="P3" style:family="paragraph">
      <loext:graphic-properties draw:fill="solid" draw:fill-color="#66cc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9.89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1.1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2.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62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9.89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1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27cm" svg:height="1.27cm" svg:x="12.43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62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9.8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16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2.43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62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9.89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16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2.43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6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9.89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1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2.43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8.62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9.89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1.16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2.43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3.7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4.97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6.24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7.51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.381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2.651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.921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5.191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.38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2.65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.92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5.19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.38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2.65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3.92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5.191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FFFFFFFFFFFFFF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2T23:52:45.335069000</meta:creation-date>
    <dc:date>2017-10-15T19:48:29.133991000</dc:date>
    <meta:editing-duration>P2DT17H1M45S</meta:editing-duration>
    <meta:editing-cycles>8</meta:editing-cycles>
    <meta:generator>LibreOffice/5.1.1.3$MacOSX_X86_64 LibreOffice_project/89f508ef3ecebd2cfb8e1def0f0ba9a803b88a6d</meta:generator>
    <meta:document-statistic meta:object-count="60"/>
  </office:meta>
</office:document-meta>
</file>